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F5000026660000185615371F810FFB6AC0.svm" manifest:media-type=""/>
  <manifest:file-entry manifest:full-path="Pictures/2000016500001A6B0000146EC9DC9169792BB3E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text-properties fo:language="sl" fo:country="SI" officeooo:rsid="00019794" officeooo:paragraph-rsid="000adb72"/>
    </style:style>
    <style:style style:name="P6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9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2" style:family="paragraph" style:parent-style-name="Standard">
      <style:text-properties fo:language="sl" fo:country="SI" officeooo:rsid="000cd0ab" officeooo:paragraph-rsid="000cd0ab"/>
    </style:style>
    <style:style style:name="P13" style:family="paragraph" style:parent-style-name="Standard">
      <style:text-properties fo:language="sl" fo:country="SI" officeooo:rsid="000cd0ab" officeooo:paragraph-rsid="00339d98"/>
    </style:style>
    <style:style style:name="P14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sl" fo:country="SI" fo:font-style="normal" style:text-underline-style="none" fo:font-weight="normal" officeooo:rsid="0011a61d" officeooo:paragraph-rsid="0011a61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2b1e7d" officeooo:paragraph-rsid="002b1e7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19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1" style:family="paragraph" style:parent-style-name="Standard">
      <style:text-properties fo:language="sl" fo:country="SI" officeooo:rsid="000adb72" officeooo:paragraph-rsid="000adb72"/>
    </style:style>
    <style:style style:name="P22" style:family="paragraph" style:parent-style-name="Standard">
      <style:text-properties fo:language="sl" fo:country="SI" officeooo:rsid="0046c161" officeooo:paragraph-rsid="00339d98"/>
    </style:style>
    <style:style style:name="P23" style:family="paragraph" style:parent-style-name="Slika">
      <style:text-properties fo:language="sl" fo:country="SI"/>
    </style:style>
    <style:style style:name="P24" style:family="paragraph" style:parent-style-name="Standard">
      <style:paragraph-properties fo:break-before="page"/>
      <style:text-properties fo:language="sl" fo:country="SI" officeooo:rsid="000cd0ab" officeooo:paragraph-rsid="000cd0ab"/>
    </style:style>
    <style:style style:name="P25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26" style:family="paragraph" style:parent-style-name="Standard" style:list-style-name="L1">
      <style:text-properties fo:language="sl" fo:country="SI" style:text-underline-style="none" fo:font-weight="normal" officeooo:rsid="00313358" officeooo:paragraph-rsid="00356bf8" style:font-weight-asian="normal" style:font-weight-complex="normal"/>
    </style:style>
    <style:style style:name="P27" style:family="paragraph" style:parent-style-name="Standard" style:list-style-name="L1">
      <style:text-properties fo:language="sl" fo:country="SI" style:text-underline-style="none" fo:font-weight="normal" officeooo:rsid="003cb71b" officeooo:paragraph-rsid="003cb71b" style:font-weight-asian="normal" style:font-weight-complex="normal"/>
    </style:style>
    <style:style style:name="P28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31a9ee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33f79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a17d4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b1e7d" style:font-weight-asian="normal" style:font-weight-complex="normal"/>
    </style:style>
    <style:style style:name="T10" style:family="text">
      <style:text-properties style:text-underline-style="none" fo:font-weight="normal" officeooo:rsid="002ce41b" style:font-weight-asian="normal" style:font-weight-complex="normal"/>
    </style:style>
    <style:style style:name="T11" style:family="text">
      <style:text-properties style:text-underline-style="none" fo:font-weight="normal" officeooo:rsid="002d0326" style:font-weight-asian="normal" style:font-weight-complex="normal"/>
    </style:style>
    <style:style style:name="T12" style:family="text">
      <style:text-properties style:text-underline-style="none" fo:font-weight="normal" officeooo:rsid="002d3bf6" style:font-weight-asian="normal" style:font-weight-complex="normal"/>
    </style:style>
    <style:style style:name="T13" style:family="text">
      <style:text-properties officeooo:rsid="002d3bf6"/>
    </style:style>
    <style:style style:name="T14" style:family="text">
      <style:text-properties officeooo:rsid="003249db"/>
    </style:style>
    <style:style style:name="T15" style:family="text">
      <style:text-properties officeooo:rsid="004e7254"/>
    </style:style>
    <style:style style:name="T16" style:family="text">
      <style:text-properties officeooo:rsid="0048b072"/>
    </style:style>
    <style:style style:name="T17" style:family="text">
      <style:text-properties officeooo:rsid="00327063"/>
    </style:style>
    <style:style style:name="T18" style:family="text">
      <style:text-properties officeooo:rsid="00313358"/>
    </style:style>
    <style:style style:name="T19" style:family="text">
      <style:text-properties officeooo:rsid="003aeeea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0"><text:span text:style-name="T7">Cilj vaje:</text:span><text:span text:style-name="T4"> </text:span></text:p>
      <text:p text:style-name="P6"/>
      <text:p text:style-name="P16">Pomerite naboj in energijo, ki jo porabimo, ko se polni ultra kondenzator ter naboj in energijo, ko se prazni ultra kondenzator. Pri meritvi toka odpravite morebiti preostali signal. Namig: ko se ultra kondenzator ne polni niti ne prazni, je merjeni tok enak nič.</text:p>
      <text:p text:style-name="P14"/>
      <text:p text:style-name="P7"><text:span text:style-name="T6">Opis sistema</text:span>:<text:span text:style-name="T4"> </text:span></text:p>
      <text:p text:style-name="P9"/>
      <text:p text:style-name="P21"><text:span text:style-name="T8">Sistem je sestavljen iz dveh tiskanih vezji </text:span><text:span text:style-name="T12">(slika </text:span><text:span text:style-name="T12"><text:sequence-ref text:reference-format="value" text:ref-name="refSlika0">1</text:sequence-ref></text:span><text:span text:style-name="T12">)</text:span><text:span text:style-name="T8">. Na prvem se nahaja mikrokrmilnik TMS320F28069 s pripadajočim vmesnikom za povezavo z osebnim računalnikom. N</text:span><text:span text:style-name="T10">a drugem vezju pa se nahaja ultra kondenzator</text:span><text:span text:style-name="T9"> </text:span><text:span text:style-name="T11">ter vezje, ki avtomatsko prične s polnjenjem ultra kondenzatorja, ko je napetost na njem manjša od 0,86 V. Polnjenje pa se avtomatsko ustavi ko napetost na ultra kondenzatorju doseže 1.52 V. Z mikrokrmilnikom lahko tudi vklopimo ter izklopimo breme, preko katerega se ultra kondenzator prazni.</text:span></text:p>
      <text:p text:style-name="P21"/>
      <text:p text:style-name="P21"><draw:frame draw:style-name="fr1" draw:name="Frame1" text:anchor-type="paragraph" svg:width="13.443cm" draw:z-index="2"><draw:text-box fo:min-height="6.907cm"><text:p text:style-name="Slika"><draw:frame draw:style-name="fr3" draw:name="Image1" text:anchor-type="paragraph" svg:width="9.83cm" svg:height="6.23cm" draw:z-index="3"><draw:image xlink:href="Pictures/200000F5000026660000185615371F810FFB6AC0.svm" xlink:type="simple" xlink:show="embed" xlink:actuate="onLoad"/></draw:frame>Slika <text:sequence text:ref-name="refSlika0" text:name="Slika" text:formula="ooow:Slika+1" style:num-format="1">1</text:sequence>: Sistem za <text:span text:style-name="T13">polnjenje</text:span> in <text:span text:style-name="T13">praznjenje</text:span> ultra kondenzatorja</text:p></draw:text-box></draw:frame></text:p>
      <text:p text:style-name="P22">Predloga programa se nahaja na Git repozitoriju na: <text:a xlink:type="simple" xlink:href="https://github.com/DP2vaje/DP2_battery" text:style-name="Internet_20_link" text:visited-style-name="Visited_20_Internet_20_Link"><text:span text:style-name="T15">https://github.com/DP2vaje/DP2_battery</text:span></text:a></text:p>
      <text:p text:style-name="P13"/>
      <text:p text:style-name="P13">Predloga programa je v grobem sestavljena iz treh modulov (slika <text:sequence-ref text:reference-format="value" text:ref-name="refSlika1">2</text:sequence-ref>). </text:p>
      <text:p text:style-name="P12"/>
      <text:p text:style-name="P12">V datoteki <text:span text:style-name="T1">main.c</text:span><text:span text:style-name="T3"> se nahaja funkcija </text:span><text:span text:style-name="T1">main()</text:span><text:span text:style-name="T3">, v kateri se izvede:</text:span></text:p>
      <text:p text:style-name="P18">- inicializacija mikrokrmilnika</text:p>
      <text:p text:style-name="P18">- inicializacija AD pretvornika</text:p>
      <text:p text:style-name="P18">- inicializacija PWM modula</text:p>
      <text:p text:style-name="P18">- inicializacija prekinitvene funkcije</text:p>
      <text:p text:style-name="P18">- požene časovnik PWM modula, ki tudi proži prekinitev in AD pretvorbo</text:p>
      <text:p text:style-name="P5"/>
      <text:p text:style-name="P12">V datoteki <text:span text:style-name="T1">BACK_loop.c</text:span><text:span text:style-name="T3"> se nahaja funkcija </text:span><text:span text:style-name="T1">BACK_loop()</text:span><text:span text:style-name="T3"> v kateri je neskončna zanka, ki se izvaja potem ko se zaključi inicializacija.</text:span></text:p>
      <text:p text:style-name="P24"><text:span text:style-name="T3">V datoteki </text:span><text:span text:style-name="T1">PER_int.c</text:span><text:span text:style-name="T3"> pa se nahajata dve funkciji. Funkcija </text:span><text:span text:style-name="T2">PER_int_setup()</text:span><text:span text:style-name="T5"> izvede:</text:span></text:p>
      <text:p text:style-name="P19">- inicializacijo registrov potrebnih za izvajanje prekinitve</text:p>
      <text:p text:style-name="P19">- inicializacijo podatkovnih strukture, ki so v uporabi v prekinitvi</text:p>
      <text:p text:style-name="P12"/>
      <text:p text:style-name="P12">Prekinitvena funkcija <text:span text:style-name="T1">PER_int()</text:span><text:span text:style-name="T3"> pa se izvaja periodično s taktom 40 kHz. V njej:</text:span></text:p>
      <text:p text:style-name="P18">- se prebereta rezultata AD pretvorbe</text:p>
      <text:p text:style-name="P18">- se preračuna rezultat AD pretvorbe</text:p>
      <text:p text:style-name="P18"/>
      <text:p text:style-name="P8"><draw:frame draw:style-name="fr2" draw:name="Frame2" text:anchor-type="paragraph" svg:width="6.763cm" draw:z-index="0"><draw:text-box fo:min-height="5.23cm"><text:p text:style-name="P23"><draw:frame draw:style-name="fr4" draw:name="Image2" text:anchor-type="paragraph" svg:width="6.763cm" svg:height="5.23cm" style:rel-height="scale" draw:z-index="1"><draw:image xlink:href="Pictures/2000016500001A6B0000146EC9DC9169792BB3E5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0"/>
      <text:list xml:id="list1622184348362297841" text:style-name="L1">
        <text:list-item>
          <text:p text:style-name="P25">Iz GitHub-a sklonirajte repozitorij v <text:span text:style-name="T18">izbrano mapo. Ustvarite in preklopite na novo vejo (Branch).</text:span></text:p>
        </text:list-item>
        <text:list-item>
          <text:p text:style-name="P26">Razvojno okolje poženite v izbrani mapi.</text:p>
        </text:list-item>
        <text:list-item>
          <text:p text:style-name="P27">Uvozite projekt.</text:p>
        </text:list-item>
        <text:list-item>
          <text:p text:style-name="P28">Na podlagi električne sheme določite faktorja za preračun vrednosti AD pretvorbe za napetost in tok (<text:span text:style-name="T1">napetost_gain</text:span>, <text:span text:style-name="T1">tok_gain</text:span>).</text:p>
        </text:list-item>
        <text:list-item>
          <text:p text:style-name="P29">V primeru, da se ultra kondenzator polni ( funkcija <text:span text:style-name="T1">PCB_charge_state()</text:span> vrne vrednost <text:span text:style-name="T1">TRUE</text:span>) je breme privzeto izklopljeno (funkcija <text:span text:style-name="T1">PCB_load_off()</text:span>). Pomerite in izračunajte naboj in energijo, ki se potrebuje za <text:span text:style-name="T14">polnjenje.</text:span></text:p>
        </text:list-item>
        <text:list-item>
          <text:p text:style-name="P29">Ko se ultra kondenzator ne polni, vklopite breme in pomerite in izračunajte energijo ki se sprosti ob <text:span text:style-name="T14">praznjenju.</text:span></text:p>
        </text:list-item>
        <text:list-item>
          <text:p text:style-name="P29">V stanju med praznjenjem in polnjenjem odpravite preostali signal iz meritve toka.</text:p>
        </text:list-item>
        <text:list-item>
          <text:p text:style-name="P30">Končno verzijo programa <text:span text:style-name="T16">p</text:span>ošljite na GitHub.</text:p>
        </text:list-item>
      </text:list>
      <text:p text:style-name="P15"/>
      <text:p text:style-name="P31">Rezultati:</text:p>
      <text:p text:style-name="P11"/>
      <text:p text:style-name="P17">Kolikšen naboj se prenese ob polnjenju ultra kondenzatorja?</text:p>
      <text:p text:style-name="P17">Kolikšen naboj se prenese ob praznjenju ultra kondenzatorja?</text:p>
      <text:p text:style-name="P17">Koliko energije se prenese ob polnjenju ultra kondenzatorja?</text:p>
      <text:p text:style-name="P17">Koliko energije se prenese ob praznjenju ultra kondenzatorj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3ae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0: </text:span>Meritev toka, napetosti, naboja in energije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9M48S</meta:editing-duration>
    <meta:editing-cycles>54</meta:editing-cycles>
    <meta:generator>LibreOffice/5.1.5.2$Windows_x86 LibreOffice_project/7a864d8825610a8c07cfc3bc01dd4fce6a9447e5</meta:generator>
    <dc:date>2016-11-09T11:51:16.332000000</dc:date>
    <meta:document-statistic meta:table-count="0" meta:image-count="2" meta:object-count="0" meta:page-count="2" meta:paragraph-count="37" meta:word-count="429" meta:character-count="2911" meta:non-whitespace-character-count="2524"/>
    <meta:user-defined meta:name="Info 1"/>
    <meta:user-defined meta:name="Info 2"/>
    <meta:user-defined meta:name="Info 3"/>
    <meta:user-defined meta:name="Info 4"/>
  </office:meta>
</office:document-meta>
</file>